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textarea-horizontal-align="left" draw:textarea-vertical-align="top" draw:auto-grow-height="false" fo:min-height="2.15cm" fo:min-width="5.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71cm"/>
    </style:style>
    <style:style style:name="gr5" style:family="graphic" style:parent-style-name="standard">
      <style:graphic-properties draw:marker-end="Circle_20_unfille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5cm"/>
    </style:style>
    <style:style style:name="gr9" style:family="graphic" style:parent-style-name="standard">
      <style:graphic-properties draw:textarea-horizontal-align="left" draw:textarea-vertical-align="top" draw:auto-grow-height="false" fo:min-height="1.35cm" fo:min-width="5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9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3" draw:id="id3">
          <draw:custom-shape draw:style-name="gr1" draw:text-style-name="P2" draw:layer="layout" svg:width="6.4cm" svg:height="0.8cm" svg:x="0cm" svg:y="1.6cm">
            <text:p text:style-name="P1"><text:span text:style-name="T1">Magas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2.4cm" svg:x="0cm" svg:y="2.4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Adresse</text:span></text:p>
              </text:list-item>
              <text:list-item>
                <text:p text:style-name="P3"><text:span text:style-name="T3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6.4cm" svg:height="0.8cm" svg:x="16cm" svg:y="1.6cm">
            <text:p text:style-name="P1"><text:span text:style-name="T1">Produ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2.4cm" svg:x="16cm" svg:y="2.4cm">
            <text:list text:style-name="L1">
              <text:list-item>
                <text:p text:style-name="P3"><text:span text:style-name="T3">Marque</text:span></text:p>
              </text:list-item>
              <text:list-item>
                <text:p text:style-name="P3"><text:span text:style-name="T3">Prix unitaire</text:span></text:p>
              </text:list-item>
              <text:list-item>
                <text:p text:style-name="P3"><text:span text:style-name="T3">Contenanc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1" draw:id="id1" draw:layer="layout" svg:width="4.8cm" svg:height="1.6cm" svg:x="8.8cm" svg:y="2.423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xml:id="id2" draw:id="id2" draw:layer="layout" svg:width="2.471cm" svg:height="0.831cm" svg:x="12cm" svg:y="3.923cm">
          <draw:text-box>
            <text:p><text:span text:style-name="T3">Nombre</text:span></text:p>
          </draw:text-box>
        </draw:frame>
        <draw:connector draw:style-name="gr5" draw:text-style-name="P5" draw:layer="layout" svg:x1="11.2cm" svg:y1="4.023cm" svg:x2="12cm" svg:y2="4.338cm" draw:start-shape="id1" draw:start-glue-point="6" draw:end-shape="id2" draw:end-glue-point="3" svg:d="M11200 4023v315h800" svg:viewBox="0 0 801 316">
          <text:p/>
        </draw:connector>
        <draw:custom-shape draw:style-name="gr6" draw:text-style-name="P5" xml:id="id4" draw:id="id4" draw:layer="layout" svg:width="4.8cm" svg:height="1.6cm" svg:x="8.8cm" svg:y="2.4cm">
          <text:p text:style-name="P1"><text:span text:style-name="T3">St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6.4cm" svg:y1="3.2cm" svg:x2="8.8cm" svg:y2="3.2cm" draw:start-shape="id3" draw:start-glue-point="1" draw:end-shape="id4" draw:end-glue-point="5" svg:d="M6400 3200h2400" svg:viewBox="0 0 2401 1">
          <text:p/>
        </draw:connector>
        <draw:connector draw:style-name="gr7" draw:text-style-name="P5" draw:layer="layout" svg:x1="13.6cm" svg:y1="3.2cm" svg:x2="16cm" svg:y2="3.2cm" draw:start-shape="id4" draw:start-glue-point="7" draw:end-shape="id5" draw:end-glue-point="3" svg:d="M13600 3200h2400" svg:viewBox="0 0 2401 1">
          <text:p/>
        </draw:connector>
        <draw:custom-shape draw:style-name="gr6" draw:text-style-name="P5" xml:id="id7" draw:id="id7" draw:layer="layout" svg:width="4.8cm" svg:height="1.6cm" svg:x="32.8cm" svg:y="6.8cm">
          <text:p text:style-name="P1"><text:span text:style-name="T3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35.2cm" svg:y1="4.4cm" svg:x2="35.2cm" svg:y2="6.8cm" draw:start-shape="id6" draw:start-glue-point="2" draw:end-shape="id7" draw:end-glue-point="4" svg:d="M35200 4400v2400" svg:viewBox="0 0 1 2401">
          <text:p/>
        </draw:connector>
        <draw:connector draw:style-name="gr7" draw:text-style-name="P5" draw:layer="layout" svg:x1="30.4cm" svg:y1="9.6cm" svg:x2="35.2cm" svg:y2="8.4cm" draw:start-shape="id8" draw:start-glue-point="1" draw:end-shape="id7" draw:end-glue-point="6" svg:d="M30400 9600h4800v-1200" svg:viewBox="0 0 4801 1201">
          <text:p/>
        </draw:connector>
        <draw:frame draw:style-name="gr8" draw:text-style-name="P6" draw:layer="layout" svg:width="1.675cm" svg:height="0.831cm" svg:x="35.2cm" svg:y="4.4cm">
          <draw:text-box>
            <text:p><text:span text:style-name="T3">(1,1)</text:span></text:p>
          </draw:text-box>
        </draw:frame>
        <draw:frame draw:style-name="gr8" draw:text-style-name="P6" draw:layer="layout" svg:width="1.675cm" svg:height="0.831cm" svg:x="30.4cm" svg:y="8.8cm">
          <draw:text-box>
            <text:p><text:span text:style-name="T3">(1,n)</text:span></text:p>
          </draw:text-box>
        </draw:frame>
        <draw:frame draw:style-name="gr8" draw:text-style-name="P6" draw:layer="layout" svg:width="1.675cm" svg:height="0.831cm" svg:x="6.4cm" svg:y="2.4cm">
          <draw:text-box>
            <text:p><text:span text:style-name="T3">(0,n)</text:span></text:p>
          </draw:text-box>
        </draw:frame>
        <draw:frame draw:style-name="gr8" draw:text-style-name="P6" draw:layer="layout" svg:width="1.675cm" svg:height="0.831cm" svg:x="14.334cm" svg:y="2.3cm">
          <draw:text-box>
            <text:p><text:span text:style-name="T3">(0,n)</text:span></text:p>
          </draw:text-box>
        </draw:frame>
        <draw:custom-shape draw:style-name="gr6" draw:text-style-name="P5" xml:id="id9" draw:id="id9" draw:layer="layout" svg:width="4.8cm" svg:height="1.6cm" svg:x="17.6cm" svg:y="8.8cm">
          <text:p text:style-name="P1"><text:span text:style-name="T3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27.2cm" svg:y1="8.4cm" svg:x2="20cm" svg:y2="8.8cm" draw:start-shape="id8" draw:start-glue-point="0" draw:end-shape="id9" draw:end-glue-point="4" svg:d="M27200 8400v-501h-7200v901" svg:viewBox="0 0 7201 902">
          <text:p/>
        </draw:connector>
        <draw:connector draw:style-name="gr7" draw:text-style-name="P5" draw:layer="layout" svg:x1="20cm" svg:y1="10.4cm" svg:x2="27.2cm" svg:y2="10.8cm" draw:start-shape="id9" draw:start-glue-point="6" draw:end-shape="id8" draw:end-glue-point="2" svg:d="M20000 10400v901h7200v-501" svg:viewBox="0 0 7201 902">
          <text:p/>
        </draw:connector>
        <draw:frame draw:style-name="gr8" draw:text-style-name="P6" draw:layer="layout" svg:width="1.675cm" svg:height="0.831cm" svg:x="27.225cm" svg:y="7.569cm">
          <draw:text-box>
            <text:p><text:span text:style-name="T3">(0,n)</text:span></text:p>
          </draw:text-box>
        </draw:frame>
        <draw:frame draw:style-name="gr8" draw:text-style-name="P6" draw:layer="layout" svg:width="1.675cm" svg:height="0.831cm" svg:x="27.225cm" svg:y="10.8cm">
          <draw:text-box>
            <text:p><text:span text:style-name="T3">(0,n)</text:span></text:p>
          </draw:text-box>
        </draw:frame>
        <draw:g xml:id="id6" draw:id="id6">
          <draw:custom-shape draw:style-name="gr1" draw:text-style-name="P2" draw:layer="layout" svg:width="6.4cm" svg:height="0.8cm" svg:x="32cm" svg:y="2cm">
            <text:p text:style-name="P1"><text:span text:style-name="T1">Gamm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4cm" svg:height="1.6cm" svg:x="32cm" svg:y="2.8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10" draw:id="id10" draw:layer="layout" svg:width="4.8cm" svg:height="1.6cm" svg:x="24.791cm" svg:y="2.4cm">
          <text:p text:style-name="P1"><text:span text:style-name="T3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22.4cm" svg:y1="3.2cm" svg:x2="24.791cm" svg:y2="3.2cm" draw:start-shape="id5" draw:start-glue-point="1" draw:end-shape="id10" draw:end-glue-point="5" svg:d="M22400 3200h2391" svg:viewBox="0 0 2392 1">
          <text:p/>
        </draw:connector>
        <draw:connector draw:style-name="gr7" draw:text-style-name="P5" draw:layer="layout" svg:x1="29.591cm" svg:y1="3.2cm" svg:x2="32cm" svg:y2="3.2cm" draw:start-shape="id10" draw:start-glue-point="7" draw:end-shape="id6" svg:d="M29591 3200h2409" svg:viewBox="0 0 2410 1">
          <text:p/>
        </draw:connector>
        <draw:frame draw:style-name="gr8" draw:text-style-name="P6" draw:layer="layout" svg:width="1.675cm" svg:height="0.831cm" svg:x="22.391cm" svg:y="2.3cm">
          <draw:text-box>
            <text:p><text:span text:style-name="T3">(1,1)</text:span></text:p>
          </draw:text-box>
        </draw:frame>
        <draw:frame draw:style-name="gr8" draw:text-style-name="P6" draw:layer="layout" svg:width="1.675cm" svg:height="0.831cm" svg:x="30.325cm" svg:y="2.4cm">
          <draw:text-box>
            <text:p><text:span text:style-name="T3">(1,n)</text:span></text:p>
          </draw:text-box>
        </draw:frame>
        <draw:g xml:id="id8" draw:id="id8">
          <draw:custom-shape draw:style-name="gr1" draw:text-style-name="P2" draw:layer="layout" svg:width="6.4cm" svg:height="0.8cm" svg:x="24cm" svg:y="8.4cm">
            <text:p text:style-name="P1"><text:span text:style-name="T1">Famill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4cm" svg:height="1.6cm" svg:x="24cm" svg:y="9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10" draw:text-style-name="P6" draw:layer="layout" svg:width="4.439cm" svg:height="0.831cm" svg:x="20cm" svg:y="11.3cm">
          <draw:text-box>
            <text:p><text:span text:style-name="T3">Est composé de</text:span></text:p>
          </draw:text-box>
        </draw:frame>
        <draw:frame draw:style-name="gr11" draw:text-style-name="P6" draw:layer="layout" svg:width="2.818cm" svg:height="0.831cm" svg:x="20cm" svg:y="7.069cm">
          <draw:text-box>
            <text:p><text:span text:style-name="T3">Compo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8:29:47.691000000</meta:creation-date>
    <dc:date>2015-05-09T17:04:38.364000000</dc:date>
    <meta:editing-duration>PT1H33M51S</meta:editing-duration>
    <meta:editing-cycles>13</meta:editing-cycles>
    <meta:generator>LibreOffice/4.4.3.2$Windows_x86 LibreOffice_project/88805f81e9fe61362df02b9941de8e38a9b5fd16</meta:generator>
    <meta:document-statistic meta:object-count="37"/>
  </office:meta>
</office:document-meta>
</file>